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4" style:family="paragraph" style:parent-style-name="Standard">
      <style:text-properties style:font-name="DejaVu Sans" fo:font-size="14pt" fo:language="ru" fo:country="RU" fo:font-weight="normal" officeooo:rsid="00200de2" officeooo:paragraph-rsid="00200de2" style:font-size-asian="14pt" style:font-weight-asian="normal" style:font-name-complex="Calibri Light" style:font-size-complex="14pt" style:font-weight-complex="normal"/>
    </style:style>
    <style:style style:name="P5" style:family="paragraph" style:parent-style-name="Standard">
      <style:text-properties style:font-name="DejaVu Sans" fo:font-size="14pt" fo:language="ru" fo:country="RU" fo:font-weight="normal" officeooo:rsid="00212e4a" officeooo:paragraph-rsid="00212e4a" style:font-size-asian="14pt" style:font-weight-asian="normal" style:font-name-complex="Calibri Light" style:font-size-complex="14pt" style:font-weight-complex="normal"/>
    </style:style>
    <style:style style:name="P6" style:family="paragraph" style:parent-style-name="Standard">
      <style:text-properties style:font-name="DejaVu Sans" fo:font-size="14pt" fo:language="ru" fo:country="RU" fo:font-weight="normal" officeooo:rsid="0022ffb2" officeooo:paragraph-rsid="0022ffb2" style:font-size-asian="14pt" style:font-weight-asian="normal" style:font-name-complex="Calibri Light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" fo:font-size="14pt" fo:language="ru" fo:country="RU" fo:font-weight="normal" officeooo:rsid="0022ffb2" officeooo:paragraph-rsid="002429c9" style:font-size-asian="14pt" style:font-weight-asian="normal" style:font-name-complex="Calibri Light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14pt" fo:language="ru" fo:country="RU" fo:font-weight="normal" officeooo:rsid="0022ffb2" officeooo:paragraph-rsid="0022ffb2" style:font-size-asian="14pt" style:font-weight-asian="normal" style:font-name-complex="Calibri Light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" fo:font-size="14pt" fo:language="ru" fo:country="RU" fo:font-weight="normal" officeooo:rsid="002429c9" officeooo:paragraph-rsid="002429c9" style:font-size-asian="14pt" style:font-weight-asian="normal" style:font-name-complex="Calibri Light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" fo:font-size="14pt" fo:language="ru" fo:country="RU" fo:font-weight="normal" officeooo:rsid="002429c9" officeooo:paragraph-rsid="00248385" style:font-size-asian="14pt" style:font-weight-asian="normal" style:font-name-complex="Calibri Light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" fo:font-size="14pt" fo:language="ru" fo:country="RU" fo:font-weight="normal" officeooo:rsid="00248385" officeooo:paragraph-rsid="00248385" style:font-size-asian="14pt" style:font-weight-asian="normal" style:font-name-complex="Calibri Light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DejaVu Sans" fo:font-size="14pt" fo:language="ru" fo:country="RU" style:font-size-asian="14pt" style:font-size-complex="14pt"/>
    </style:style>
    <style:style style:name="P13" style:family="paragraph" style:parent-style-name="Standard">
      <style:text-properties style:font-name="DejaVu Sans" fo:font-size="14pt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DejaVu Sans" fo:font-size="14pt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DejaVu Sans" fo:font-size="14pt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DejaVu Sans" fo:font-size="14pt" officeooo:paragraph-rsid="00065940" style:font-size-asian="14pt" style:font-size-complex="14pt"/>
    </style:style>
    <style:style style:name="P17" style:family="paragraph" style:parent-style-name="Standard">
      <style:paragraph-properties fo:margin-left="0cm" fo:margin-right="0cm" fo:text-indent="1.27cm" style:auto-text-indent="false"/>
      <style:text-properties style:font-name="DejaVu Sans" fo:font-size="14pt" style:font-size-asian="14pt" style:font-size-complex="14pt"/>
    </style:style>
    <style:style style:name="P18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DejaVu Sans" fo:font-size="14pt" style:font-size-asian="14pt" style:font-size-complex="14pt"/>
    </style:style>
    <style:style style:name="P19" style:family="paragraph" style:parent-style-name="Standard">
      <style:text-properties style:font-name="DejaVu Sans" fo:font-size="14pt" fo:language="ru" fo:country="RU" fo:font-weight="normal" officeooo:rsid="00212e4a" officeooo:paragraph-rsid="00200de2" style:font-size-asian="14pt" style:font-weight-asian="normal" style:font-name-complex="Calibri Light" style:font-size-complex="14pt" style:font-weight-complex="normal"/>
    </style:style>
    <style:style style:name="T1" style:family="text">
      <style:text-properties fo:language="none" fo:country="none" fo:font-weight="bold" officeooo:rsid="00212e4a" style:font-weight-asian="bold"/>
    </style:style>
    <style:style style:name="T2" style:family="text">
      <style:text-properties fo:language="none" fo:country="none" fo:font-weight="normal" officeooo:rsid="0003979c" style:font-weight-asian="normal" style:font-weight-complex="normal"/>
    </style:style>
    <style:style style:name="T3" style:family="text">
      <style:text-properties fo:language="none" fo:country="none" fo:font-weight="normal" officeooo:rsid="00065940" style:font-weight-asian="normal" style:font-weight-complex="normal"/>
    </style:style>
    <style:style style:name="T4" style:family="text">
      <style:text-properties fo:language="none" fo:country="none" fo:font-weight="normal" officeooo:rsid="00212e4a" style:font-weight-asian="normal" style:font-weight-complex="normal"/>
    </style:style>
    <style:style style:name="T5" style:family="text">
      <style:text-properties fo:language="none" fo:country="none" officeooo:rsid="00200de2"/>
    </style:style>
    <style:style style:name="T6" style:family="text">
      <style:text-properties officeooo:rsid="0003979c"/>
    </style:style>
    <style:style style:name="T7" style:family="text">
      <style:text-properties fo:letter-spacing="0.007cm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fo:letter-spacing="0.007cm" fo:font-weight="normal" style:font-name-asian="Times New Roman1" style:font-weight-asian="normal" style:font-name-complex="Times New Roman1" style:font-weight-complex="normal" style:text-scale="98%"/>
    </style:style>
    <style:style style:name="T9" style:family="text">
      <style:text-properties fo:letter-spacing="0.007cm" fo:language="ru" fo:country="RU" fo:font-weight="normal" style:font-name-asian="Times New Roman1" style:font-weight-asian="normal" style:font-name-complex="Times New Roman1" style:font-weight-complex="normal" style:text-scale="98%"/>
    </style:style>
    <style:style style:name="T10" style:family="text">
      <style:text-properties fo:letter-spacing="-0.002cm" fo:font-weight="normal" style:font-name-asian="Times New Roman1" style:font-weight-asian="normal" style:font-name-complex="Times New Roman1" style:font-weight-complex="normal" style:text-scale="98%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language="ru" fo:country="RU"/>
    </style:style>
    <style:style style:name="T13" style:family="text">
      <style:text-properties fo:font-weight="bold" style:font-weight-asian="bold"/>
    </style:style>
    <style:style style:name="T14" style:family="text">
      <style:text-properties officeooo:rsid="00200de2"/>
    </style:style>
    <style:style style:name="T15" style:family="text">
      <style:text-properties officeooo:rsid="0022ffb2"/>
    </style:style>
    <style:style style:name="T16" style:family="text">
      <style:text-properties style:text-underline-style="solid" style:text-underline-width="auto" style:text-underline-color="font-color" fo:background-color="#fff200" loext:char-shading-value="0"/>
    </style:style>
    <style:style style:name="T17" style:family="text">
      <style:text-properties style:text-underline-style="solid" style:text-underline-width="auto" style:text-underline-color="font-color" officeooo:rsid="0022ffb2" fo:background-color="#fff200" loext:char-shading-value="0"/>
    </style:style>
    <style:style style:name="T18" style:family="text">
      <style:text-properties style:text-underline-style="solid" style:text-underline-width="auto" style:text-underline-color="font-color" fo:background-color="transparent" loext:char-shading-value="0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248385"/>
    </style:style>
    <style:style style:name="T21" style:family="text">
      <style:text-properties style:font-name="DejaVu Sans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022ffb2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8">МИНИСТЕРСТВО НАУКИ <text:s/>И ВЫСШЕГО</text:span><text:span text:style-name="T7"> </text:span><text:span text:style-name="T9">ОБРАЗОВАНИЯ</text:span><text:span text:style-name="T8"> РОССИЙСКОЙ ФЕДЕРАЦИ</text:span><text:span text:style-name="T10">И</text:span></text:p>
      <text:p text:style-name="P1">федеральное государственное АВТОНОМНОЕ образовательное учреждение высшего <text:s/>образования</text:p>
      <text:p text:style-name="P2">«Национальный исследовательский ядерный университет «МИФИ»</text:p>
      <text:p text:style-name="P3">Обнинский институт атомной энергетики </text:p>
      <text:p text:style-name="P12">Отделение интеллектуальных кибернетических систем</text:p>
      <text:p text:style-name="P14"/>
      <text:p text:style-name="P14"/>
      <text:p text:style-name="P15"><text:span text:style-name="T13">Лабораторная работа №</text:span><text:span text:style-name="T1">2</text:span></text:p>
      <text:p text:style-name="P15">по курсу «<text:span text:style-name="T5">Нереляционные базы данных</text:span>»</text:p>
      <text:p text:style-name="P15"><text:span text:style-name="T11"><text:s/></text:span><text:span text:style-name="T2">В</text:span><text:span text:style-name="T3">ариант №</text:span><text:span text:style-name="T4">4 — города мира</text:span><text:span text:style-name="T3">.</text:span></text:p>
      <text:p text:style-name="P15"/>
      <text:p text:style-name="P15"/>
      <text:p text:style-name="P15"/>
      <text:p text:style-name="P15"/>
      <text:p text:style-name="P15"/>
      <text:p text:style-name="P13">Подписи:</text:p>
      <text:p text:style-name="P17">Исполнитель</text:p>
      <text:p text:style-name="P17">студент гр. ИС-Б<text:span text:style-name="T12">17</text:span><text:tab/> <text:s text:c="2"/>__________________<text:tab/> <text:s text:c="5"/>В. Ю. Петренко</text:p>
      <text:p text:style-name="P17"/>
      <text:p text:style-name="P17">Принял</text:p>
      <text:p text:style-name="P17"><text:span text:style-name="T6"><text:s/>к.т.н. <text:tab/><text:tab/><text:tab/><text:tab/> <text:s text:c="2"/></text:span>__________________ <text:s text:c="5"/><text:span text:style-name="T14">С. В. Грицюк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Обнинск, <text:span text:style-name="T12">2020</text:span></text:p>
      <text:p text:style-name="P4"><text:soft-page-break/>Задание:</text:p>
      <text:p text:style-name="P19">Develop a program for extracting and cleaning data in the Scala language for a given task (your variant number) according to the plan from Practice No2. Extract the data and save as files (JSON-format) to some directory. Report should contain: description of all steps and program co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50%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4:02:00</meta:creation-date>
    <meta:initial-creator>Егор Беляев</meta:initial-creator>
    <dc:language>ru-RU</dc:language>
    <dc:date>2020-12-15T20:36:18.988167334</dc:date>
    <meta:editing-cycles>29</meta:editing-cycles>
    <meta:editing-duration>PT5H18M4S</meta:editing-duration>
    <meta:generator>LibreOffice/6.0.7.3$Linux_X86_64 LibreOffice_project/00m0$Build-3</meta:generator>
    <meta:document-statistic meta:table-count="0" meta:image-count="0" meta:object-count="0" meta:page-count="2" meta:paragraph-count="16" meta:word-count="104" meta:character-count="821" meta:non-whitespace-character-count="70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